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2776" calcext:value-type="float">
            <text:p>64.8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2296" calcext:value-type="float">
            <text:p>64.8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0104" calcext:value-type="float">
            <text:p>64.8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8392" calcext:value-type="float">
            <text:p>64.8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1544" calcext:value-type="float">
            <text:p>64.9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0688" calcext:value-type="float">
            <text:p>64.9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1064" calcext:value-type="float">
            <text:p>64.9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5448" calcext:value-type="float">
            <text:p>64.9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1168" calcext:value-type="float">
            <text:p>64.9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0208" calcext:value-type="float">
            <text:p>64.9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4112" calcext:value-type="float">
            <text:p>64.9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7536" calcext:value-type="float">
            <text:p>64.8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5512" calcext:value-type="float">
            <text:p>64.6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9416" calcext:value-type="float">
            <text:p>64.6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8936" calcext:value-type="float">
            <text:p>64.6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0648" calcext:value-type="float">
            <text:p>64.6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8456" calcext:value-type="float">
            <text:p>64.6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9312" calcext:value-type="float">
            <text:p>64.5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4928" calcext:value-type="float">
            <text:p>64.5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7016" calcext:value-type="float">
            <text:p>64.5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2528" calcext:value-type="float">
            <text:p>64.4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2904" calcext:value-type="float">
            <text:p>64.3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4616" calcext:value-type="float">
            <text:p>64.3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5472" calcext:value-type="float">
            <text:p>64.3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9376" calcext:value-type="float">
            <text:p>64.3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1088" calcext:value-type="float">
            <text:p>64.3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9752" calcext:value-type="float">
            <text:p>64.3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1944" calcext:value-type="float">
            <text:p>64.3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9752" calcext:value-type="float">
            <text:p>64.3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6704" calcext:value-type="float">
            <text:p>64.3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804" calcext:value-type="float">
            <text:p>64.3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1464" calcext:value-type="float">
            <text:p>64.2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66" calcext:value-type="float">
            <text:p>64.2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66" calcext:value-type="float">
            <text:p>64.2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9544" calcext:value-type="float">
            <text:p>64.1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9064" calcext:value-type="float">
            <text:p>64.1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6392" calcext:value-type="float">
            <text:p>64.0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2864" calcext:value-type="float">
            <text:p>64.0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6288" calcext:value-type="float">
            <text:p>64.0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1048" calcext:value-type="float">
            <text:p>64.0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1048" calcext:value-type="float">
            <text:p>64.0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6664" calcext:value-type="float">
            <text:p>63.9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4472" calcext:value-type="float">
            <text:p>63.9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0088" calcext:value-type="float">
            <text:p>63.9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5224" calcext:value-type="float">
            <text:p>63.8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2552" calcext:value-type="float">
            <text:p>63.8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6456" calcext:value-type="float">
            <text:p>63.8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1592" calcext:value-type="float">
            <text:p>63.7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7208" calcext:value-type="float">
            <text:p>63.7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94" calcext:value-type="float">
            <text:p>63.7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6352" calcext:value-type="float">
            <text:p>63.7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6352" calcext:value-type="float">
            <text:p>63.7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6352" calcext:value-type="float">
            <text:p>63.7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3784" calcext:value-type="float">
            <text:p>63.8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9024" calcext:value-type="float">
            <text:p>63.8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2072" calcext:value-type="float">
            <text:p>63.8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4264" calcext:value-type="float">
            <text:p>63.8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6456" calcext:value-type="float">
            <text:p>63.8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3888" calcext:value-type="float">
            <text:p>63.8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464" calcext:value-type="float">
            <text:p>63.9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6664" calcext:value-type="float">
            <text:p>63.9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3616" calcext:value-type="float">
            <text:p>63.9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5808" calcext:value-type="float">
            <text:p>63.9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8856" calcext:value-type="float">
            <text:p>63.9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7144" calcext:value-type="float">
            <text:p>64.0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6288" calcext:value-type="float">
            <text:p>64.0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8752" calcext:value-type="float">
            <text:p>63.9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8168" calcext:value-type="float">
            <text:p>63.8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2448" calcext:value-type="float">
            <text:p>63.7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7208" calcext:value-type="float">
            <text:p>63.7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2448" calcext:value-type="float">
            <text:p>63.7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0256" calcext:value-type="float">
            <text:p>63.7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94" calcext:value-type="float">
            <text:p>63.7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1592" calcext:value-type="float">
            <text:p>63.7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2072" calcext:value-type="float">
            <text:p>63.8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9024" calcext:value-type="float">
            <text:p>63.8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8168" calcext:value-type="float">
            <text:p>63.8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4264" calcext:value-type="float">
            <text:p>63.8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7792" calcext:value-type="float">
            <text:p>63.8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1696" calcext:value-type="float">
            <text:p>63.8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4744" calcext:value-type="float">
            <text:p>63.8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3032" calcext:value-type="float">
            <text:p>63.8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4368" calcext:value-type="float">
            <text:p>63.9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0088" calcext:value-type="float">
            <text:p>63.9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464" calcext:value-type="float">
            <text:p>63.9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424" calcext:value-type="float">
            <text:p>63.9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5808" calcext:value-type="float">
            <text:p>63.9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6288" calcext:value-type="float">
            <text:p>64.0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7144" calcext:value-type="float">
            <text:p>64.0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1528" calcext:value-type="float">
            <text:p>64.0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5432" calcext:value-type="float">
            <text:p>64.0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1528" calcext:value-type="float">
            <text:p>64.0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5432" calcext:value-type="float">
            <text:p>64.0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9816" calcext:value-type="float">
            <text:p>64.0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5536" calcext:value-type="float">
            <text:p>64.1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8104" calcext:value-type="float">
            <text:p>64.0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3992" calcext:value-type="float">
            <text:p>63.9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4848" calcext:value-type="float">
            <text:p>63.9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3992" calcext:value-type="float">
            <text:p>63.9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0088" calcext:value-type="float">
            <text:p>63.9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3616" calcext:value-type="float">
            <text:p>63.9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424" calcext:value-type="float">
            <text:p>63.9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8856" calcext:value-type="float">
            <text:p>63.9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4952" calcext:value-type="float">
            <text:p>64.0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6664" calcext:value-type="float">
            <text:p>63.9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464" calcext:value-type="float">
            <text:p>63.9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8752" calcext:value-type="float">
            <text:p>63.9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5704" calcext:value-type="float">
            <text:p>63.9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5224" calcext:value-type="float">
            <text:p>63.8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3032" calcext:value-type="float">
            <text:p>63.8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5224" calcext:value-type="float">
            <text:p>63.8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4368" calcext:value-type="float">
            <text:p>63.9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4744" calcext:value-type="float">
            <text:p>63.8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9128" calcext:value-type="float">
            <text:p>63.8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3032" calcext:value-type="float">
            <text:p>63.8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8272" calcext:value-type="float">
            <text:p>63.8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4472" calcext:value-type="float">
            <text:p>63.9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3136" calcext:value-type="float">
            <text:p>63.9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4848" calcext:value-type="float">
            <text:p>63.9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5704" calcext:value-type="float">
            <text:p>63.9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464" calcext:value-type="float">
            <text:p>63.9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3512" calcext:value-type="float">
            <text:p>63.9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2552" calcext:value-type="float">
            <text:p>63.8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9128" calcext:value-type="float">
            <text:p>63.8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3408" calcext:value-type="float">
            <text:p>63.8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2552" calcext:value-type="float">
            <text:p>63.8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5872" calcext:value-type="float">
            <text:p>63.7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6352" calcext:value-type="float">
            <text:p>63.7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1488" calcext:value-type="float">
            <text:p>63.7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7584" calcext:value-type="float">
            <text:p>63.7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1488" calcext:value-type="float">
            <text:p>63.7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5392" calcext:value-type="float">
            <text:p>63.7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5872" calcext:value-type="float">
            <text:p>63.7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6248" calcext:value-type="float">
            <text:p>63.7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0152" calcext:value-type="float">
            <text:p>63.7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9192" calcext:value-type="float">
            <text:p>63.6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0904" calcext:value-type="float">
            <text:p>63.6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7" calcext:value-type="float">
            <text:p>63.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5768" calcext:value-type="float">
            <text:p>63.6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6624" calcext:value-type="float">
            <text:p>63.6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748" calcext:value-type="float">
            <text:p>63.6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6728" calcext:value-type="float">
            <text:p>63.7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9776" calcext:value-type="float">
            <text:p>63.7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0152" calcext:value-type="float">
            <text:p>63.7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9776" calcext:value-type="float">
            <text:p>63.7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6248" calcext:value-type="float">
            <text:p>63.7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7104" calcext:value-type="float">
            <text:p>63.6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1968" calcext:value-type="float">
            <text:p>63.7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5392" calcext:value-type="float">
            <text:p>63.7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5392" calcext:value-type="float">
            <text:p>63.7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4056" calcext:value-type="float">
            <text:p>63.6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0528" calcext:value-type="float">
            <text:p>63.6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8336" calcext:value-type="float">
            <text:p>63.6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8816" calcext:value-type="float">
            <text:p>63.6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5768" calcext:value-type="float">
            <text:p>63.6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5872" calcext:value-type="float">
            <text:p>63.7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8544" calcext:value-type="float">
            <text:p>63.7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7208" calcext:value-type="float">
            <text:p>63.7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892" calcext:value-type="float">
            <text:p>63.7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2448" calcext:value-type="float">
            <text:p>63.7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6248" calcext:value-type="float">
            <text:p>63.7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0528" calcext:value-type="float">
            <text:p>63.6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2136" calcext:value-type="float">
            <text:p>63.5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8232" calcext:value-type="float">
            <text:p>63.5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8712" calcext:value-type="float">
            <text:p>63.6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2616" calcext:value-type="float">
            <text:p>63.6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9088" calcext:value-type="float">
            <text:p>63.5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3848" calcext:value-type="float">
            <text:p>63.5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7376" calcext:value-type="float">
            <text:p>63.5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2616" calcext:value-type="float">
            <text:p>63.6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9944" calcext:value-type="float">
            <text:p>63.5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7376" calcext:value-type="float">
            <text:p>63.5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2992" calcext:value-type="float">
            <text:p>63.5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1656" calcext:value-type="float">
            <text:p>63.5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2512" calcext:value-type="float">
            <text:p>63.5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3368" calcext:value-type="float">
            <text:p>63.5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8984" calcext:value-type="float">
            <text:p>63.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508" calcext:value-type="float">
            <text:p>63.5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1552" calcext:value-type="float">
            <text:p>63.4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0696" calcext:value-type="float">
            <text:p>63.4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46" calcext:value-type="float">
            <text:p>63.4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7168" calcext:value-type="float">
            <text:p>63.4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5832" calcext:value-type="float">
            <text:p>63.4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6416" calcext:value-type="float">
            <text:p>63.5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3744" calcext:value-type="float">
            <text:p>63.4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1072" calcext:value-type="float">
            <text:p>63.4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1072" calcext:value-type="float">
            <text:p>63.4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2304" calcext:value-type="float">
            <text:p>63.3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7544" calcext:value-type="float">
            <text:p>63.4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5352" calcext:value-type="float">
            <text:p>63.3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316" calcext:value-type="float">
            <text:p>63.3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0592" calcext:value-type="float">
            <text:p>63.4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7168" calcext:value-type="float">
            <text:p>63.4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5352" calcext:value-type="float">
            <text:p>63.3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5144" calcext:value-type="float">
            <text:p>63.2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7336" calcext:value-type="float">
            <text:p>63.2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0384" calcext:value-type="float">
            <text:p>63.2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5144" calcext:value-type="float">
            <text:p>63.2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5144" calcext:value-type="float">
            <text:p>63.2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2096" calcext:value-type="float">
            <text:p>63.2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2368" calcext:value-type="float">
            <text:p>63.1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0072" calcext:value-type="float">
            <text:p>63.0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8736" calcext:value-type="float">
            <text:p>63.0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8736" calcext:value-type="float">
            <text:p>63.0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1304" calcext:value-type="float">
            <text:p>63.0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5208" calcext:value-type="float">
            <text:p>63.0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9112" calcext:value-type="float">
            <text:p>62.9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7776" calcext:value-type="float">
            <text:p>62.9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248" calcext:value-type="float">
            <text:p>62.9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2056" calcext:value-type="float">
            <text:p>62.9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3768" calcext:value-type="float">
            <text:p>62.9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7672" calcext:value-type="float">
            <text:p>62.9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2432" calcext:value-type="float">
            <text:p>62.8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2432" calcext:value-type="float">
            <text:p>62.8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576" calcext:value-type="float">
            <text:p>62.9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2432" calcext:value-type="float">
            <text:p>62.8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2432" calcext:value-type="float">
            <text:p>62.8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4144" calcext:value-type="float">
            <text:p>62.8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5752" calcext:value-type="float">
            <text:p>62.7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6128" calcext:value-type="float">
            <text:p>62.7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4792" calcext:value-type="float">
            <text:p>62.7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8216" calcext:value-type="float">
            <text:p>62.6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7736" calcext:value-type="float">
            <text:p>62.6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0304" calcext:value-type="float">
            <text:p>62.6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2392" calcext:value-type="float">
            <text:p>62.5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2392" calcext:value-type="float">
            <text:p>62.5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3352" calcext:value-type="float">
            <text:p>62.6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5064" calcext:value-type="float">
            <text:p>62.6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2016" calcext:value-type="float">
            <text:p>62.6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2392" calcext:value-type="float">
            <text:p>62.5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1056" calcext:value-type="float">
            <text:p>62.5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3624" calcext:value-type="float">
            <text:p>62.5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7048" calcext:value-type="float">
            <text:p>62.4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7424" calcext:value-type="float">
            <text:p>62.4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5232" calcext:value-type="float">
            <text:p>62.4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0848" calcext:value-type="float">
            <text:p>62.4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9032" calcext:value-type="float">
            <text:p>62.3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636" calcext:value-type="float">
            <text:p>62.3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8072" calcext:value-type="float">
            <text:p>62.2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7216" calcext:value-type="float">
            <text:p>62.3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2832" calcext:value-type="float">
            <text:p>62.2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1872" calcext:value-type="float">
            <text:p>62.2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2832" calcext:value-type="float">
            <text:p>62.2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3688" calcext:value-type="float">
            <text:p>62.2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7592" calcext:value-type="float">
            <text:p>62.2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2352" calcext:value-type="float">
            <text:p>62.2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1392" calcext:value-type="float">
            <text:p>62.1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5296" calcext:value-type="float">
            <text:p>62.1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3104" calcext:value-type="float">
            <text:p>62.1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396" calcext:value-type="float">
            <text:p>62.1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7864" calcext:value-type="float">
            <text:p>62.1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6528" calcext:value-type="float">
            <text:p>62.1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6048" calcext:value-type="float">
            <text:p>62.1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5088" calcext:value-type="float">
            <text:p>62.0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3752" calcext:value-type="float">
            <text:p>62.0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7552" calcext:value-type="float">
            <text:p>61.9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964" calcext:value-type="float">
            <text:p>61.8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6968" calcext:value-type="float">
            <text:p>61.8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6968" calcext:value-type="float">
            <text:p>61.8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016" calcext:value-type="float">
            <text:p>61.8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5256" calcext:value-type="float">
            <text:p>61.8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5256" calcext:value-type="float">
            <text:p>61.8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016" calcext:value-type="float">
            <text:p>61.8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1728" calcext:value-type="float">
            <text:p>61.8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7824" calcext:value-type="float">
            <text:p>61.8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1352" calcext:value-type="float">
            <text:p>61.8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016" calcext:value-type="float">
            <text:p>61.8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1352" calcext:value-type="float">
            <text:p>61.8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6488" calcext:value-type="float">
            <text:p>61.8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4296" calcext:value-type="float">
            <text:p>61.8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9912" calcext:value-type="float">
            <text:p>61.7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8096" calcext:value-type="float">
            <text:p>61.7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3712" calcext:value-type="float">
            <text:p>61.7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7512" calcext:value-type="float">
            <text:p>61.6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532" calcext:value-type="float">
            <text:p>61.6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3608" calcext:value-type="float">
            <text:p>61.6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6552" calcext:value-type="float">
            <text:p>61.5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2272" calcext:value-type="float">
            <text:p>61.6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1416" calcext:value-type="float">
            <text:p>61.6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5424" calcext:value-type="float">
            <text:p>61.6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9808" calcext:value-type="float">
            <text:p>61.7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4568" calcext:value-type="float">
            <text:p>61.6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7136" calcext:value-type="float">
            <text:p>61.6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628" calcext:value-type="float">
            <text:p>61.6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628" calcext:value-type="float">
            <text:p>61.6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0184" calcext:value-type="float">
            <text:p>61.6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9328" calcext:value-type="float">
            <text:p>61.6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5904" calcext:value-type="float">
            <text:p>61.7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0496" calcext:value-type="float">
            <text:p>61.8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392" calcext:value-type="float">
            <text:p>61.8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7824" calcext:value-type="float">
            <text:p>61.8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7824" calcext:value-type="float">
            <text:p>61.8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7824" calcext:value-type="float">
            <text:p>61.8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2208" calcext:value-type="float">
            <text:p>61.8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2584" calcext:value-type="float">
            <text:p>61.8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2584" calcext:value-type="float">
            <text:p>61.8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6864" calcext:value-type="float">
            <text:p>61.7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1248" calcext:value-type="float">
            <text:p>61.8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7824" calcext:value-type="float">
            <text:p>61.8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6592" calcext:value-type="float">
            <text:p>61.8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2312" calcext:value-type="float">
            <text:p>61.9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6968" calcext:value-type="float">
            <text:p>61.8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964" calcext:value-type="float">
            <text:p>61.8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1352" calcext:value-type="float">
            <text:p>61.8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792" calcext:value-type="float">
            <text:p>61.9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06" calcext:value-type="float">
            <text:p>61.9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7176" calcext:value-type="float">
            <text:p>61.9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9744" calcext:value-type="float">
            <text:p>61.9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792" calcext:value-type="float">
            <text:p>61.9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792" calcext:value-type="float">
            <text:p>61.9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2144" calcext:value-type="float">
            <text:p>62.1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6048" calcext:value-type="float">
            <text:p>62.1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7864" calcext:value-type="float">
            <text:p>62.1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2144" calcext:value-type="float">
            <text:p>62.1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4608" calcext:value-type="float">
            <text:p>62.0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0704" calcext:value-type="float">
            <text:p>62.0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0704" calcext:value-type="float">
            <text:p>62.0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3168" calcext:value-type="float">
            <text:p>61.9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6592" calcext:value-type="float">
            <text:p>61.8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016" calcext:value-type="float">
            <text:p>61.8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7824" calcext:value-type="float">
            <text:p>61.8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9912" calcext:value-type="float">
            <text:p>61.7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3336" calcext:value-type="float">
            <text:p>61.7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9328" calcext:value-type="float">
            <text:p>61.6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7512" calcext:value-type="float">
            <text:p>61.6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3608" calcext:value-type="float">
            <text:p>61.6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2752" calcext:value-type="float">
            <text:p>61.6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7512" calcext:value-type="float">
            <text:p>61.6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7032" calcext:value-type="float">
            <text:p>61.5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2856" calcext:value-type="float">
            <text:p>61.7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3712" calcext:value-type="float">
            <text:p>61.7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0184" calcext:value-type="float">
            <text:p>61.6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8744" calcext:value-type="float">
            <text:p>61.5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9704" calcext:value-type="float">
            <text:p>61.6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6552" calcext:value-type="float">
            <text:p>61.5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9496" calcext:value-type="float">
            <text:p>61.4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1688" calcext:value-type="float">
            <text:p>61.5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6448" calcext:value-type="float">
            <text:p>61.4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5968" calcext:value-type="float">
            <text:p>61.4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192" calcext:value-type="float">
            <text:p>61.3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5344" calcext:value-type="float">
            <text:p>61.0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4864" calcext:value-type="float">
            <text:p>61.0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8184" calcext:value-type="float">
            <text:p>60.9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38" calcext:value-type="float">
            <text:p>60.8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304" calcext:value-type="float">
            <text:p>60.7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6536" calcext:value-type="float">
            <text:p>60.6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1192" calcext:value-type="float">
            <text:p>60.5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8896" calcext:value-type="float">
            <text:p>60.5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6704" calcext:value-type="float">
            <text:p>60.4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512" calcext:value-type="float">
            <text:p>60.4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9336" calcext:value-type="float">
            <text:p>60.2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6936" calcext:value-type="float">
            <text:p>60.0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6728" calcext:value-type="float">
            <text:p>59.9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0528" calcext:value-type="float">
            <text:p>59.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7376" calcext:value-type="float">
            <text:p>59.7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1448" calcext:value-type="float">
            <text:p>59.5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9048" calcext:value-type="float">
            <text:p>59.4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0552" calcext:value-type="float">
            <text:p>59.2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65312" calcext:value-type="float">
            <text:p>59.2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6544" calcext:value-type="float">
            <text:p>59.2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5208" calcext:value-type="float">
            <text:p>59.1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9488" calcext:value-type="float">
            <text:p>59.1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536" calcext:value-type="float">
            <text:p>59.1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9008" calcext:value-type="float">
            <text:p>59.1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2056" calcext:value-type="float">
            <text:p>59.1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5" calcext:value-type="float">
            <text:p>59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4144" calcext:value-type="float">
            <text:p>59.0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0616" calcext:value-type="float">
            <text:p>59.0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548" calcext:value-type="float">
            <text:p>59.0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4416" calcext:value-type="float">
            <text:p>58.9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0992" calcext:value-type="float">
            <text:p>58.9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5752" calcext:value-type="float">
            <text:p>58.9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9176" calcext:value-type="float">
            <text:p>58.9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1368" calcext:value-type="float">
            <text:p>58.9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8216" calcext:value-type="float">
            <text:p>58.8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0888" calcext:value-type="float">
            <text:p>58.9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1536" calcext:value-type="float">
            <text:p>58.7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192" calcext:value-type="float">
            <text:p>58.6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52664" calcext:value-type="float">
            <text:p>58.6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5128" calcext:value-type="float">
            <text:p>58.5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3312" calcext:value-type="float">
            <text:p>58.5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9888" calcext:value-type="float">
            <text:p>58.5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9408" calcext:value-type="float">
            <text:p>58.5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9032" calcext:value-type="float">
            <text:p>58.5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1016" calcext:value-type="float">
            <text:p>58.4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7968" calcext:value-type="float">
            <text:p>58.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7488" calcext:value-type="float">
            <text:p>58.3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9576" calcext:value-type="float">
            <text:p>58.3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348" calcext:value-type="float">
            <text:p>58.3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2144" calcext:value-type="float">
            <text:p>58.3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7552" calcext:value-type="float">
            <text:p>58.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9056" calcext:value-type="float">
            <text:p>57.9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6864" calcext:value-type="float">
            <text:p>57.9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9432" calcext:value-type="float">
            <text:p>57.9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0288" calcext:value-type="float">
            <text:p>57.9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7888" calcext:value-type="float">
            <text:p>57.7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6928" calcext:value-type="float">
            <text:p>57.7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2544" calcext:value-type="float">
            <text:p>57.6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9392" calcext:value-type="float">
            <text:p>57.6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8912" calcext:value-type="float">
            <text:p>57.5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0624" calcext:value-type="float">
            <text:p>57.5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4528" calcext:value-type="float">
            <text:p>57.5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9288" calcext:value-type="float">
            <text:p>57.5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3568" calcext:value-type="float">
            <text:p>57.5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9936" calcext:value-type="float">
            <text:p>57.3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6408" calcext:value-type="float">
            <text:p>57.3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812" calcext:value-type="float">
            <text:p>57.3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1712" calcext:value-type="float">
            <text:p>57.1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5512" calcext:value-type="float">
            <text:p>57.0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1984" calcext:value-type="float">
            <text:p>57.0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5408" calcext:value-type="float">
            <text:p>56.9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5784" calcext:value-type="float">
            <text:p>56.9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852" calcext:value-type="float">
            <text:p>56.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5056" calcext:value-type="float">
            <text:p>56.4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3032" calcext:value-type="float">
            <text:p>56.2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2824" calcext:value-type="float">
            <text:p>56.1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5496" calcext:value-type="float">
            <text:p>56.1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9128" calcext:value-type="float">
            <text:p>56.2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9608" calcext:value-type="float">
            <text:p>56.2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228" calcext:value-type="float">
            <text:p>56.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5808" calcext:value-type="float">
            <text:p>56.3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1048" calcext:value-type="float">
            <text:p>56.3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9712" calcext:value-type="float">
            <text:p>56.3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9336" calcext:value-type="float">
            <text:p>56.4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6768" calcext:value-type="float">
            <text:p>56.4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6392" calcext:value-type="float">
            <text:p>56.4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9272" calcext:value-type="float">
            <text:p>56.6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5368" calcext:value-type="float">
            <text:p>56.6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0984" calcext:value-type="float">
            <text:p>56.6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66" calcext:value-type="float">
            <text:p>56.6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8312" calcext:value-type="float">
            <text:p>56.5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2216" calcext:value-type="float">
            <text:p>56.5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6976" calcext:value-type="float">
            <text:p>56.5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4032" calcext:value-type="float">
            <text:p>56.6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6328" calcext:value-type="float">
            <text:p>56.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3448" calcext:value-type="float">
            <text:p>56.5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9544" calcext:value-type="float">
            <text:p>56.5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5432" calcext:value-type="float">
            <text:p>56.4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9816" calcext:value-type="float">
            <text:p>56.4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5536" calcext:value-type="float">
            <text:p>56.4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7624" calcext:value-type="float">
            <text:p>56.4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8376" calcext:value-type="float">
            <text:p>56.3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4472" calcext:value-type="float">
            <text:p>56.3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8272" calcext:value-type="float">
            <text:p>56.2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5224" calcext:value-type="float">
            <text:p>56.2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796" calcext:value-type="float">
            <text:p>56.0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5288" calcext:value-type="float">
            <text:p>56.0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7536" calcext:value-type="float">
            <text:p>53.4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428" calcext:value-type="float">
            <text:p>53.2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2632" calcext:value-type="float">
            <text:p>53.0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1088" calcext:value-type="float">
            <text:p>52.9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9624" calcext:value-type="float">
            <text:p>53.3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4112" calcext:value-type="float">
            <text:p>53.4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6408" calcext:value-type="float">
            <text:p>53.5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8832" calcext:value-type="float">
            <text:p>53.1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7184" calcext:value-type="float">
            <text:p>52.9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5952" calcext:value-type="float">
            <text:p>52.9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4992" calcext:value-type="float">
            <text:p>52.8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5392" calcext:value-type="float">
            <text:p>52.2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4328" calcext:value-type="float">
            <text:p>52.1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9024" calcext:value-type="float">
            <text:p>52.3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9128" calcext:value-type="float">
            <text:p>52.4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4032" calcext:value-type="float">
            <text:p>52.8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376" calcext:value-type="float">
            <text:p>52.9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6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7264" calcext:value-type="float">
            <text:p>53.5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7264" calcext:value-type="float">
            <text:p>53.5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5232" calcext:value-type="float">
            <text:p>54.8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5376" calcext:value-type="float">
            <text:p>55.2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9256" calcext:value-type="float">
            <text:p>55.7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46" calcext:value-type="float">
            <text:p>55.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4216" calcext:value-type="float">
            <text:p>57.3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2368" calcext:value-type="float">
            <text:p>55.5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3224" calcext:value-type="float">
            <text:p>55.5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0848" calcext:value-type="float">
            <text:p>54.7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4648" calcext:value-type="float">
            <text:p>54.7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4544" calcext:value-type="float">
            <text:p>54.6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9992" calcext:value-type="float">
            <text:p>54.7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9832" calcext:value-type="float">
            <text:p>53.5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0232" calcext:value-type="float">
            <text:p>52.9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0232" calcext:value-type="float">
            <text:p>52.9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0608" calcext:value-type="float">
            <text:p>52.8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5392" calcext:value-type="float">
            <text:p>52.2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5664" calcext:value-type="float">
            <text:p>52.1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8504" calcext:value-type="float">
            <text:p>52.0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6792" calcext:value-type="float">
            <text:p>52.0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2408" calcext:value-type="float">
            <text:p>52.0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7168" calcext:value-type="float">
            <text:p>52.0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2408" calcext:value-type="float">
            <text:p>52.0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1072" calcext:value-type="float">
            <text:p>52.0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6856" calcext:value-type="float">
            <text:p>51.8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3936" calcext:value-type="float">
            <text:p>51.3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8968" calcext:value-type="float">
            <text:p>51.1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404" calcext:value-type="float">
            <text:p>51.3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452" calcext:value-type="float">
            <text:p>51.4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836" calcext:value-type="float">
            <text:p>51.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1304" calcext:value-type="float">
            <text:p>51.5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3872" calcext:value-type="float">
            <text:p>51.5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9592" calcext:value-type="float">
            <text:p>51.5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6376" calcext:value-type="float">
            <text:p>51.7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3784" calcext:value-type="float">
            <text:p>48.5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3784" calcext:value-type="float">
            <text:p>48.5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5016" calcext:value-type="float">
            <text:p>48.5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9984" calcext:value-type="float">
            <text:p>48.6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5016" calcext:value-type="float">
            <text:p>48.5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3784" calcext:value-type="float">
            <text:p>48.5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6584" calcext:value-type="float">
            <text:p>48.1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199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199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199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199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198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198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1986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198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198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198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198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198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197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197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197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197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197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197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8402</text:p>
          </table:table-cell>
          <table:table-cell office:value-type="string" calcext:value-type="string">
            <text:p>Rafter Hollow Quad</text:p>
          </table:table-cell>
          <table:table-cell office:value-type="string" calcext:value-type="string">
            <text:p>196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64" meta:object-count="0"/>
    <meta:user-defined meta:name="AppVersion">3.0</meta:user-defined>
  </office:meta>
</office:document-meta>
</file>